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3" style:family="table-cell" style:parent-style-name="Default" style:data-style-name="N50"/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6704.758405" calcext:value-type="float">
            <text:p>6704.758405</text:p>
          </table:table-cell>
          <table:table-cell table:style-name="Default" table:formula="of:=[.H2]/24/365" office:value-type="float" office:value="0.76538337956621" calcext:value-type="float">
            <text:p>0.76538337956621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11:52:51.816538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19T12:23:52.041303843</dc:date>
    <meta:editing-duration>P5DT5H14M26S</meta:editing-duration>
    <meta:editing-cycles>170</meta:editing-cycles>
    <meta:document-statistic meta:table-count="1" meta:cell-count="2255" meta:object-count="0"/>
  </office:meta>
</office:document-meta>
</file>